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20000002DA0546B0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njaliOldLipi" svg:font-family="AnjaliOldLipi"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9.95cm" fo:margin-left="0.062cm" fo:margin-right="-0.009cm" table:align="margins"/>
    </style:style>
    <style:style style:name="Table1.A" style:family="table-column">
      <style:table-column-properties style:column-width="1.683cm" style:rel-column-width="5527*"/>
    </style:style>
    <style:style style:name="Table1.B" style:family="table-column">
      <style:table-column-properties style:column-width="6.253cm" style:rel-column-width="20541*"/>
    </style:style>
    <style:style style:name="Table1.C" style:family="table-column">
      <style:table-column-properties style:column-width="4.006cm" style:rel-column-width="13159*"/>
    </style:style>
    <style:style style:name="Table1.D" style:family="table-column">
      <style:table-column-properties style:column-width="3.981cm" style:rel-column-width="13078*"/>
    </style:style>
    <style:style style:name="Table1.E" style:family="table-column">
      <style:table-column-properties style:column-width="4.027cm" style:rel-column-width="13230*"/>
    </style:style>
    <style:style style:name="Table1.A1" style:family="table-cell">
      <style:table-cell-properties fo:background-color="transparent" fo:padding="0cm" fo:border-left="0.002cm solid #000000" fo:border-right="none" fo:border-top="0.002cm solid #000000" fo:border-bottom="0.002cm solid #000000">
        <style:background-image/>
      </style:table-cell-properties>
    </style:style>
    <style:style style:name="Table1.C1" style:family="table-cell">
      <style:table-cell-properties style:vertical-align="middle" fo:background-color="transparent" fo:padding="0cm" fo:border-left="0.002cm solid #000000" fo:border-right="none" fo:border-top="0.002cm solid #000000" fo:border-bottom="0.002cm solid #000000">
        <style:background-image/>
      </style:table-cell-properties>
    </style:style>
    <style:style style:name="Table1.E1" style:family="table-cell">
      <style:table-cell-properties fo:background-color="transparent" fo:padding="0cm" fo:border="0.002cm solid #000000">
        <style:background-image/>
      </style:table-cell-properties>
    </style:style>
    <style:style style:name="Table1.A2" style:family="table-cell">
      <style:table-cell-properties fo:background-color="transparent" fo:padding="0cm" fo:border-left="0.002cm solid #000000" fo:border-right="none" fo:border-top="none" fo:border-bottom="0.002cm solid #000000">
        <style:background-image/>
      </style:table-cell-properties>
    </style:style>
    <style:style style:name="Table1.C2"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able1.E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P1" style:family="paragraph" style:parent-style-name="Standard">
      <style:text-properties style:font-name="AnjaliOldLipi" fo:font-size="8pt" style:font-size-asian="8pt" style:font-size-complex="8pt"/>
    </style:style>
    <style:style style:name="P2" style:family="paragraph" style:parent-style-name="Standard">
      <style:paragraph-properties fo:text-align="center" style:justify-single-word="false"/>
      <style:text-properties style:font-name="AnjaliOldLipi" fo:font-size="8pt" style:font-size-asian="8pt" style:font-size-complex="8pt"/>
    </style:style>
    <style:style style:name="P3" style:family="paragraph" style:parent-style-name="Standard">
      <style:text-properties style:font-name="AnjaliOldLipi" fo:font-size="8pt" style:text-underline-style="none" fo:font-weight="bold" style:font-size-asian="8pt" style:font-weight-asian="bold" style:font-size-complex="8pt" style:font-weight-complex="bold"/>
    </style:style>
    <style:style style:name="P4" style:family="paragraph" style:parent-style-name="Standard">
      <style:text-properties style:font-name="AnjaliOldLipi" fo:font-size="8pt" style:text-underline-style="none" fo:font-weight="normal" style:font-size-asian="8pt" style:font-weight-asian="normal" style:font-size-complex="8pt" style:font-weight-complex="normal"/>
    </style:style>
    <style:style style:name="P5" style:family="paragraph" style:parent-style-name="Standard">
      <style:text-properties style:font-name="AnjaliOldLipi" fo:font-size="8pt" style:text-underline-style="none" style:font-size-asian="8pt" style:font-size-complex="8pt"/>
    </style:style>
    <style:style style:name="P6" style:family="paragraph" style:parent-style-name="Standard">
      <style:text-properties style:font-name="AnjaliOldLipi" fo:font-size="8pt" fo:font-weight="bold" style:font-size-asian="8pt" style:font-weight-asian="bold" style:font-size-complex="8pt" style:font-weight-complex="bold"/>
    </style:style>
    <style:style style:name="P7" style:family="paragraph" style:parent-style-name="Standard">
      <style:text-properties style:font-name="AnjaliOldLipi" fo:font-size="8pt" fo:font-style="normal" style:text-underline-style="none" fo:font-weight="bold" style:font-size-asian="8pt" style:font-style-asian="normal" style:font-weight-asian="bold" style:font-size-complex="8pt" style:font-style-complex="normal" style:font-weight-complex="bold"/>
    </style:style>
    <style:style style:name="P8" style:family="paragraph" style:parent-style-name="Standard">
      <style:paragraph-properties fo:padding="0.074cm" fo:border-left="none" fo:border-right="none" fo:border-top="none" fo:border-bottom="0.002cm solid #000000" style:join-border="false"/>
      <style:text-properties style:font-name="AnjaliOldLipi" fo:font-size="8pt" style:text-underline-style="none" fo:font-weight="bold" style:font-size-asian="8pt" style:font-weight-asian="bold" style:font-size-complex="8pt" style:font-weight-complex="bold"/>
    </style:style>
    <style:style style:name="P9" style:family="paragraph" style:parent-style-name="Standard">
      <style:paragraph-properties fo:padding="0.074cm" fo:border-left="none" fo:border-right="none" fo:border-top="none" fo:border-bottom="0.002cm solid #000000" style:join-border="false"/>
      <style:text-properties style:font-name="AnjaliOldLipi" fo:font-size="8pt" fo:font-weight="bold" style:font-size-asian="8pt" style:font-weight-asian="bold" style:font-size-complex="8pt" style:font-weight-complex="bold"/>
    </style:style>
    <style:style style:name="P10" style:family="paragraph" style:parent-style-name="Table_20_Contents">
      <style:text-properties style:font-name="AnjaliOldLipi" fo:font-size="8pt" style:font-size-asian="8pt" style:font-size-complex="8pt"/>
    </style:style>
    <style:style style:name="P11" style:family="paragraph" style:parent-style-name="Table_20_Contents">
      <style:paragraph-properties fo:text-align="center" style:justify-single-word="false"/>
      <style:text-properties style:font-name="AnjaliOldLipi" fo:font-size="8pt" style:font-size-asian="8pt" style:font-size-complex="8pt"/>
    </style:style>
    <style:style style:name="P12" style:family="paragraph">
      <style:paragraph-properties fo:text-align="start"/>
      <style:text-properties style:text-line-through-style="none" fo:font-style="normal" style:text-underline-style="none"/>
    </style:style>
    <style:style style:name="P13" style:family="paragraph">
      <style:paragraph-properties fo:text-align="center"/>
      <style:text-properties style:text-line-through-style="none" fo:font-size="14pt" fo:font-style="normal" style:text-underline-style="none"/>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9pt" fo:font-weight="bold" style:font-size-asian="9pt" style:font-weight-asian="bold" style:font-size-complex="9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border="none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none #000000" style:wrap="run-through" style:number-wrapped-paragraphs="no-limit"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enctype="multipart/formdata" form:method="post" form:command-type="table" form:control-implementation="ooo:com.sun.star.form.component.Form" office:target-frame="" xlink:href="../../../Submit.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_policyno" form:control-implementation="ooo:com.sun.star.form.component.TextField" form:id="control1" form:convert-empty-to-null="true">
            <form:properties>
              <form:property form:property-name="DefaultControl" office:value-type="string" office:string-value="com.sun.star.form.control.TextField"/>
            </form:properties>
          </form:text>
          <form:text form:name="idno" form:control-implementation="ooo:com.sun.star.form.component.TextField" form:id="control2" form:convert-empty-to-null="true">
            <form:properties>
              <form:property form:property-name="DefaultControl" office:value-type="string" office:string-value="com.sun.star.form.control.TextField"/>
            </form:properties>
          </form:text>
          <form:text form:name="_patient_name" form:control-implementation="ooo:com.sun.star.form.component.TextField" form:id="control3" form:convert-empty-to-null="true">
            <form:properties>
              <form:property form:property-name="DefaultControl" office:value-type="string" office:string-value="com.sun.star.form.control.TextField"/>
            </form:properties>
          </form:text>
          <form:textarea form:name="_age" form:control-implementation="ooo:com.sun.star.form.component.TextField" form:id="control4"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_patient_gender" form:control-implementation="ooo:com.sun.star.form.component.TextField" form:id="control5"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telno" form:control-implementation="ooo:com.sun.star.form.component.TextField" form:id="control6" form:convert-empty-to-null="true">
            <form:properties>
              <form:property form:property-name="DefaultControl" office:value-type="string" office:string-value="com.sun.star.form.control.TextField"/>
            </form:properties>
          </form:text>
          <form:text form:name="fax" form:control-implementation="ooo:com.sun.star.form.component.TextField" form:id="control7" form:convert-empty-to-null="true">
            <form:properties>
              <form:property form:property-name="DefaultControl" office:value-type="string" office:string-value="com.sun.star.form.control.TextField"/>
            </form:properties>
          </form:text>
          <form:text form:name="mobileno" form:control-implementation="ooo:com.sun.star.form.component.TextField" form:id="control8" form:convert-empty-to-null="true">
            <form:properties>
              <form:property form:property-name="DefaultControl" office:value-type="string" office:string-value="com.sun.star.form.control.TextField"/>
            </form:properties>
          </form:text>
          <form:text form:name="restelno" form:control-implementation="ooo:com.sun.star.form.component.TextField" form:id="control9" form:convert-empty-to-null="true">
            <form:properties>
              <form:property form:property-name="DefaultControl" office:value-type="string" office:string-value="com.sun.star.form.control.TextField"/>
            </form:properties>
          </form:text>
          <form:text form:name="empname" form:control-implementation="ooo:com.sun.star.form.component.TextField" form:id="control10" form:convert-empty-to-null="true">
            <form:properties>
              <form:property form:property-name="DefaultControl" office:value-type="string" office:string-value="com.sun.star.form.control.TextField"/>
            </form:properties>
          </form:text>
          <form:text form:name="corporatename" form:control-implementation="ooo:com.sun.star.form.component.TextField" form:id="control11" form:convert-empty-to-null="true">
            <form:properties>
              <form:property form:property-name="DefaultControl" office:value-type="string" office:string-value="com.sun.star.form.control.TextField"/>
            </form:properties>
          </form:text>
          <form:text form:name="relation" form:control-implementation="ooo:com.sun.star.form.component.TextField" form:id="control12" form:convert-empty-to-null="true">
            <form:properties>
              <form:property form:property-name="DefaultControl" office:value-type="string" office:string-value="com.sun.star.form.control.TextField"/>
            </form:properties>
          </form:text>
          <form:text form:name="physicianname" form:control-implementation="ooo:com.sun.star.form.component.TextField" form:id="control13" form:convert-empty-to-null="true">
            <form:properties>
              <form:property form:property-name="DefaultControl" office:value-type="string" office:string-value="com.sun.star.form.control.TextField"/>
            </form:properties>
          </form:text>
          <form:text form:name="physiciantelno" form:control-implementation="ooo:com.sun.star.form.component.TextField" form:id="control14" form:convert-empty-to-null="true">
            <form:properties>
              <form:property form:property-name="DefaultControl" office:value-type="string" office:string-value="com.sun.star.form.control.TextField"/>
            </form:properties>
          </form:text>
          <form:text form:name="physicianmobileno" form:control-implementation="ooo:com.sun.star.form.component.TextField" form:id="control15" form:convert-empty-to-null="true">
            <form:properties>
              <form:property form:property-name="DefaultControl" office:value-type="string" office:string-value="com.sun.star.form.control.TextField"/>
            </form:properties>
          </form:text>
          <form:text form:name="hospitalname" form:control-implementation="ooo:com.sun.star.form.component.TextField" form:id="control16" form:convert-empty-to-null="true">
            <form:properties>
              <form:property form:property-name="DefaultControl" office:value-type="string" office:string-value="com.sun.star.form.control.TextField"/>
            </form:properties>
          </form:text>
          <form:text form:name="hospitaltelno" form:control-implementation="ooo:com.sun.star.form.component.TextField" form:id="control17" form:convert-empty-to-null="true">
            <form:properties>
              <form:property form:property-name="DefaultControl" office:value-type="string" office:string-value="com.sun.star.form.control.TextField"/>
            </form:properties>
          </form:text>
          <form:text form:name="address" form:control-implementation="ooo:com.sun.star.form.component.TextField" form:id="control18" form:convert-empty-to-null="true">
            <form:properties>
              <form:property form:property-name="DefaultControl" office:value-type="string" office:string-value="com.sun.star.form.control.TextField"/>
            </form:properties>
          </form:text>
          <form:text form:name="consultantname" form:control-implementation="ooo:com.sun.star.form.component.TextField" form:id="control19" form:convert-empty-to-null="true">
            <form:properties>
              <form:property form:property-name="DefaultControl" office:value-type="string" office:string-value="com.sun.star.form.control.TextField"/>
            </form:properties>
          </form:text>
          <form:text form:name="consultanttelno" form:control-implementation="ooo:com.sun.star.form.component.TextField" form:id="control20" form:convert-empty-to-null="true">
            <form:properties>
              <form:property form:property-name="DefaultControl" office:value-type="string" office:string-value="com.sun.star.form.control.TextField"/>
            </form:properties>
          </form:text>
          <form:text form:name="consultantmobileno" form:control-implementation="ooo:com.sun.star.form.component.TextField" form:id="control21" form:convert-empty-to-null="true">
            <form:properties>
              <form:property form:property-name="DefaultControl" office:value-type="string" office:string-value="com.sun.star.form.control.TextField"/>
            </form:properties>
          </form:text>
          <form:text form:name="symptoms" form:control-implementation="ooo:com.sun.star.form.component.TextField" form:id="control22" form:convert-empty-to-null="true">
            <form:properties>
              <form:property form:property-name="DefaultControl" office:value-type="string" office:string-value="com.sun.star.form.control.TextField"/>
            </form:properties>
          </form:text>
          <form:text form:name="findings" form:control-implementation="ooo:com.sun.star.form.component.TextField" form:id="control23" form:convert-empty-to-null="true">
            <form:properties>
              <form:property form:property-name="DefaultControl" office:value-type="string" office:string-value="com.sun.star.form.control.TextField"/>
            </form:properties>
          </form:text>
          <form:text form:name="genexamination" form:control-implementation="ooo:com.sun.star.form.component.TextField" form:id="control24" form:convert-empty-to-null="true">
            <form:properties>
              <form:property form:property-name="DefaultControl" office:value-type="string" office:string-value="com.sun.star.form.control.TextField"/>
            </form:properties>
          </form:text>
          <form:text form:name="pastillness" form:control-implementation="ooo:com.sun.star.form.component.TextField" form:id="control25" form:convert-empty-to-null="true">
            <form:properties>
              <form:property form:property-name="DefaultControl" office:value-type="string" office:string-value="com.sun.star.form.control.TextField"/>
            </form:properties>
          </form:text>
          <form:text form:name="presentillness" form:control-implementation="ooo:com.sun.star.form.component.TextField" form:id="control26" form:convert-empty-to-null="true">
            <form:properties>
              <form:property form:property-name="DefaultControl" office:value-type="string" office:string-value="com.sun.star.form.control.TextField"/>
            </form:properties>
          </form:text>
          <form:text form:name="postivefindings" form:control-implementation="ooo:com.sun.star.form.component.TextField" form:id="control27" form:convert-empty-to-null="true">
            <form:properties>
              <form:property form:property-name="DefaultControl" office:value-type="string" office:string-value="com.sun.star.form.control.TextField"/>
            </form:properties>
          </form:text>
          <form:text form:name="provisionaldiagnosis" form:control-implementation="ooo:com.sun.star.form.component.TextField" form:id="control28" form:convert-empty-to-null="true">
            <form:properties>
              <form:property form:property-name="DefaultControl" office:value-type="string" office:string-value="com.sun.star.form.control.TextField"/>
            </form:properties>
          </form:text>
          <form:text form:name="treatement" form:control-implementation="ooo:com.sun.star.form.component.TextField" form:id="control29" form:convert-empty-to-null="true">
            <form:properties>
              <form:property form:property-name="DefaultControl" office:value-type="string" office:string-value="com.sun.star.form.control.TextField"/>
            </form:properties>
          </form:text>
          <form:text form:name="noofchildern" form:control-implementation="ooo:com.sun.star.form.component.TextField" form:id="control30" form:convert-empty-to-null="true">
            <form:properties>
              <form:property form:property-name="DefaultControl" office:value-type="string" office:string-value="com.sun.star.form.control.TextField"/>
            </form:properties>
          </form:text>
          <form:text form:name="obestricalhistory" form:control-implementation="ooo:com.sun.star.form.component.TextField" form:id="control31" form:convert-empty-to-null="true">
            <form:properties>
              <form:property form:property-name="DefaultControl" office:value-type="string" office:string-value="com.sun.star.form.control.TextField"/>
            </form:properties>
          </form:text>
          <form:text form:name="lmp" form:control-implementation="ooo:com.sun.star.form.component.TextField" form:id="control32" form:convert-empty-to-null="true">
            <form:properties>
              <form:property form:property-name="DefaultControl" office:value-type="string" office:string-value="com.sun.star.form.control.TextField"/>
            </form:properties>
          </form:text>
          <form:text form:name="edd" form:control-implementation="ooo:com.sun.star.form.component.TextField" form:id="control33" form:convert-empty-to-null="true">
            <form:properties>
              <form:property form:property-name="DefaultControl" office:value-type="string" office:string-value="com.sun.star.form.control.TextField"/>
            </form:properties>
          </form:text>
          <form:text form:name="durationofstay" form:control-implementation="ooo:com.sun.star.form.component.TextField" form:id="control34" form:convert-empty-to-null="true">
            <form:properties>
              <form:property form:property-name="DefaultControl" office:value-type="string" office:string-value="com.sun.star.form.control.TextField"/>
            </form:properties>
          </form:text>
          <form:text form:name="reason" form:control-implementation="ooo:com.sun.star.form.component.TextField" form:id="control35" form:convert-empty-to-null="true">
            <form:properties>
              <form:property form:property-name="DefaultControl" office:value-type="string" office:string-value="com.sun.star.form.control.TextField"/>
            </form:properties>
          </form:text>
          <form:text form:name="total" form:control-implementation="ooo:com.sun.star.form.component.TextField" form:id="control36" form:convert-empty-to-null="true">
            <form:properties>
              <form:property form:property-name="DefaultControl" office:value-type="string" office:string-value="com.sun.star.form.control.TextField"/>
            </form:properties>
          </form:text>
          <form:text form:name="moseal" form:control-implementation="ooo:com.sun.star.form.component.TextField" form:id="control37" form:convert-empty-to-null="true">
            <form:properties>
              <form:property form:property-name="DefaultControl" office:value-type="string" office:string-value="com.sun.star.form.control.TextField"/>
            </form:properties>
          </form:text>
          <form:text form:name="moqualification" form:control-implementation="ooo:com.sun.star.form.component.TextField" form:id="control38" form:convert-empty-to-null="true">
            <form:properties>
              <form:property form:property-name="DefaultControl" office:value-type="string" office:string-value="com.sun.star.form.control.TextField"/>
            </form:properties>
          </form:text>
          <form:text form:name="admissiontype" form:control-implementation="ooo:com.sun.star.form.component.TextField" form:id="control39" form:convert-empty-to-null="true">
            <form:properties>
              <form:property form:property-name="DefaultControl" office:value-type="string" office:string-value="com.sun.star.form.control.TextField"/>
            </form:properties>
          </form:text>
          <form:text form:name="dateofadmission" form:control-implementation="ooo:com.sun.star.form.component.TextField" form:id="control40" form:convert-empty-to-null="true">
            <form:properties>
              <form:property form:property-name="DefaultControl" office:value-type="string" office:string-value="com.sun.star.form.control.TextField"/>
            </form:properties>
          </form:text>
          <form:text form:name="timeofadmission" form:control-implementation="ooo:com.sun.star.form.component.TextField" form:id="control41" form:convert-empty-to-null="true">
            <form:properties>
              <form:property form:property-name="DefaultControl" office:value-type="string" office:string-value="com.sun.star.form.control.TextField"/>
            </form:properties>
          </form:text>
          <form:text form:name="classofaccomidation" form:control-implementation="ooo:com.sun.star.form.component.TextField" form:id="control42" form:convert-empty-to-null="true">
            <form:properties>
              <form:property form:property-name="DefaultControl" office:value-type="string" office:string-value="com.sun.star.form.control.TextField"/>
            </form:properties>
          </form:text>
          <form:text form:name="roomrent" form:control-implementation="ooo:com.sun.star.form.component.TextField" form:id="control43" form:convert-empty-to-null="true">
            <form:properties>
              <form:property form:property-name="DefaultControl" office:value-type="string" office:string-value="com.sun.star.form.control.TextField"/>
            </form:properties>
          </form:text>
          <form:text form:name="inv" form:control-implementation="ooo:com.sun.star.form.component.TextField" form:id="control44" form:convert-empty-to-null="true">
            <form:properties>
              <form:property form:property-name="DefaultControl" office:value-type="string" office:string-value="com.sun.star.form.control.TextField"/>
            </form:properties>
          </form:text>
          <form:text form:name="surgeonfees" form:control-implementation="ooo:com.sun.star.form.component.TextField" form:id="control45" form:convert-empty-to-null="true">
            <form:properties>
              <form:property form:property-name="DefaultControl" office:value-type="string" office:string-value="com.sun.star.form.control.TextField"/>
            </form:properties>
          </form:text>
          <form:text form:name="doctorfees" form:control-implementation="ooo:com.sun.star.form.component.TextField" form:id="control46" form:convert-empty-to-null="true">
            <form:properties>
              <form:property form:property-name="DefaultControl" office:value-type="string" office:string-value="com.sun.star.form.control.TextField"/>
            </form:properties>
          </form:text>
          <form:text form:name="consumables" form:control-implementation="ooo:com.sun.star.form.component.TextField" form:id="control47" form:convert-empty-to-null="true">
            <form:properties>
              <form:property form:property-name="DefaultControl" office:value-type="string" office:string-value="com.sun.star.form.control.TextField"/>
            </form:properties>
          </form:text>
          <form:text form:name="packages" form:control-implementation="ooo:com.sun.star.form.component.TextField" form:id="control48" form:convert-empty-to-null="true">
            <form:properties>
              <form:property form:property-name="DefaultControl" office:value-type="string" office:string-value="com.sun.star.form.control.TextField"/>
            </form:properties>
          </form:text>
          <form:text form:name="totalexp" form:control-implementation="ooo:com.sun.star.form.component.TextField" form:id="control49" form:convert-empty-to-null="true">
            <form:properties>
              <form:property form:property-name="DefaultControl" office:value-type="string" office:string-value="com.sun.star.form.control.TextField"/>
            </form:properties>
          </form:text>
          <form:text form:name="teleintimation" form:control-implementation="ooo:com.sun.star.form.component.TextField" form:id="control50" form:convert-empty-to-null="true">
            <form:properties>
              <form:property form:property-name="DefaultControl" office:value-type="string" office:string-value="com.sun.star.form.control.TextField"/>
            </form:properties>
          </form:text>
          <form:text form:name="teleintimationdate" form:control-implementation="ooo:com.sun.star.form.component.TextField" form:id="control51" form:convert-empty-to-null="true">
            <form:properties>
              <form:property form:property-name="DefaultControl" office:value-type="string" office:string-value="com.sun.star.form.control.TextField"/>
            </form:properties>
          </form:text>
          <form:text form:name="teleintimationtime" form:control-implementation="ooo:com.sun.star.form.component.TextField" form:id="control52" form:convert-empty-to-null="true">
            <form:properties>
              <form:property form:property-name="DefaultControl" office:value-type="string" office:string-value="com.sun.star.form.control.TextField"/>
            </form:properties>
          </form:text>
          <form:text form:name="signatureofbillhead" form:control-implementation="ooo:com.sun.star.form.component.TextField" form:id="control53" form:convert-empty-to-null="true">
            <form:properties>
              <form:property form:property-name="DefaultControl" office:value-type="string" office:string-value="com.sun.star.form.control.TextField"/>
            </form:properties>
          </form:text>
          <form:text form:name="hospitalstamp" form:control-implementation="ooo:com.sun.star.form.component.TextField" form:id="control54" form:convert-empty-to-null="true">
            <form:properties>
              <form:property form:property-name="DefaultControl" office:value-type="string" office:string-value="com.sun.star.form.control.TextField"/>
            </form:properties>
          </form:text>
          <form:text form:name="stampdate" form:control-implementation="ooo:com.sun.star.form.component.TextField" form:id="control55" form:convert-empty-to-null="true">
            <form:properties>
              <form:property form:property-name="DefaultControl" office:value-type="string" office:string-value="com.sun.star.form.control.TextField"/>
            </form:properties>
          </form:text>
          <form:text form:name="stamptime" form:control-implementation="ooo:com.sun.star.form.component.TextField" form:id="control56" form:convert-empty-to-null="true">
            <form:properties>
              <form:property form:property-name="DefaultControl" office:value-type="string" office:string-value="com.sun.star.form.control.TextField"/>
            </form:properties>
          </form:text>
          <form:text form:name="policysince" form:control-implementation="ooo:com.sun.star.form.component.TextField" form:id="control57" form:convert-empty-to-null="true">
            <form:properties>
              <form:property form:property-name="DefaultControl" office:value-type="string" office:string-value="com.sun.star.form.control.TextField"/>
            </form:properties>
          </form:text>
          <form:text form:name="breakfrom" form:control-implementation="ooo:com.sun.star.form.component.TextField" form:id="control58" form:convert-empty-to-null="true">
            <form:properties>
              <form:property form:property-name="DefaultControl" office:value-type="string" office:string-value="com.sun.star.form.control.TextField"/>
            </form:properties>
          </form:text>
          <form:text form:name="previouspolicyno" form:control-implementation="ooo:com.sun.star.form.component.TextField" form:id="control59" form:convert-empty-to-null="true">
            <form:properties>
              <form:property form:property-name="DefaultControl" office:value-type="string" office:string-value="com.sun.star.form.control.TextField"/>
            </form:properties>
          </form:text>
          <form:text form:name="previouspolicyfrom" form:control-implementation="ooo:com.sun.star.form.component.TextField" form:id="control60" form:convert-empty-to-null="true">
            <form:properties>
              <form:property form:property-name="DefaultControl" office:value-type="string" office:string-value="com.sun.star.form.control.TextField"/>
            </form:properties>
          </form:text>
          <form:text form:name="previouspolicyto" form:control-implementation="ooo:com.sun.star.form.component.TextField" form:id="control61" form:convert-empty-to-null="true">
            <form:properties>
              <form:property form:property-name="DefaultControl" office:value-type="string" office:string-value="com.sun.star.form.control.TextField"/>
            </form:properties>
          </form:text>
          <form:text form:name="previouspolicyissuedby" form:control-implementation="ooo:com.sun.star.form.component.TextField" form:id="control62" form:convert-empty-to-null="true">
            <form:properties>
              <form:property form:property-name="DefaultControl" office:value-type="string" office:string-value="com.sun.star.form.control.TextField"/>
            </form:properties>
          </form:text>
          <form:text form:name="diabetesyesno" form:control-implementation="ooo:com.sun.star.form.component.TextField" form:id="control63" form:convert-empty-to-null="true">
            <form:properties>
              <form:property form:property-name="DefaultControl" office:value-type="string" office:string-value="com.sun.star.form.control.TextField"/>
            </form:properties>
          </form:text>
          <form:text form:name="diabetesyessince" form:control-implementation="ooo:com.sun.star.form.component.TextField" form:id="control64" form:convert-empty-to-null="true">
            <form:properties>
              <form:property form:property-name="DefaultControl" office:value-type="string" office:string-value="com.sun.star.form.control.TextField"/>
            </form:properties>
          </form:text>
          <form:text form:name="hypertensionyessince" form:control-implementation="ooo:com.sun.star.form.component.TextField" form:id="control65" form:convert-empty-to-null="true">
            <form:properties>
              <form:property form:property-name="DefaultControl" office:value-type="string" office:string-value="com.sun.star.form.control.TextField"/>
            </form:properties>
          </form:text>
          <form:text form:name="heartdiseaseyessince" form:control-implementation="ooo:com.sun.star.form.component.TextField" form:id="control66" form:convert-empty-to-null="true">
            <form:properties>
              <form:property form:property-name="DefaultControl" office:value-type="string" office:string-value="com.sun.star.form.control.TextField"/>
            </form:properties>
          </form:text>
          <form:text form:name="asthmayessince" form:control-implementation="ooo:com.sun.star.form.component.TextField" form:id="control67" form:convert-empty-to-null="true">
            <form:properties>
              <form:property form:property-name="DefaultControl" office:value-type="string" office:string-value="com.sun.star.form.control.TextField"/>
            </form:properties>
          </form:text>
          <form:text form:name="copdyessince" form:control-implementation="ooo:com.sun.star.form.component.TextField" form:id="control68" form:convert-empty-to-null="true">
            <form:properties>
              <form:property form:property-name="DefaultControl" office:value-type="string" office:string-value="com.sun.star.form.control.TextField"/>
            </form:properties>
          </form:text>
          <form:text form:name="arthritisyessince" form:control-implementation="ooo:com.sun.star.form.component.TextField" form:id="control69" form:convert-empty-to-null="true">
            <form:properties>
              <form:property form:property-name="DefaultControl" office:value-type="string" office:string-value="com.sun.star.form.control.TextField"/>
            </form:properties>
          </form:text>
          <form:text form:name="canceryessince" form:control-implementation="ooo:com.sun.star.form.component.TextField" form:id="control70" form:convert-empty-to-null="true">
            <form:properties>
              <form:property form:property-name="DefaultControl" office:value-type="string" office:string-value="com.sun.star.form.control.TextField"/>
            </form:properties>
          </form:text>
          <form:text form:name="cataractyessince" form:control-implementation="ooo:com.sun.star.form.component.TextField" form:id="control71" form:convert-empty-to-null="true">
            <form:properties>
              <form:property form:property-name="DefaultControl" office:value-type="string" office:string-value="com.sun.star.form.control.TextField"/>
            </form:properties>
          </form:text>
          <form:text form:name="diseaseyessince" form:control-implementation="ooo:com.sun.star.form.component.TextField" form:id="control72" form:convert-empty-to-null="true">
            <form:properties>
              <form:property form:property-name="DefaultControl" office:value-type="string" office:string-value="com.sun.star.form.control.TextField"/>
            </form:properties>
          </form:text>
          <form:text form:name="stdyessince" form:control-implementation="ooo:com.sun.star.form.component.TextField" form:id="control73" form:convert-empty-to-null="true">
            <form:properties>
              <form:property form:property-name="DefaultControl" office:value-type="string" office:string-value="com.sun.star.form.control.TextField"/>
            </form:properties>
          </form:text>
          <form:text form:name="diabetesyesremarks" form:control-implementation="ooo:com.sun.star.form.component.TextField" form:id="control74" form:convert-empty-to-null="true">
            <form:properties>
              <form:property form:property-name="DefaultControl" office:value-type="string" office:string-value="com.sun.star.form.control.TextField"/>
            </form:properties>
          </form:text>
          <form:text form:name="hypertensionyesremarks" form:control-implementation="ooo:com.sun.star.form.component.TextField" form:id="control75" form:convert-empty-to-null="true">
            <form:properties>
              <form:property form:property-name="DefaultControl" office:value-type="string" office:string-value="com.sun.star.form.control.TextField"/>
            </form:properties>
          </form:text>
          <form:text form:name="heartdiseaseyesremarks" form:control-implementation="ooo:com.sun.star.form.component.TextField" form:id="control76" form:convert-empty-to-null="true">
            <form:properties>
              <form:property form:property-name="DefaultControl" office:value-type="string" office:string-value="com.sun.star.form.control.TextField"/>
            </form:properties>
          </form:text>
          <form:text form:name="asthmayesremarks" form:control-implementation="ooo:com.sun.star.form.component.TextField" form:id="control77" form:convert-empty-to-null="true">
            <form:properties>
              <form:property form:property-name="DefaultControl" office:value-type="string" office:string-value="com.sun.star.form.control.TextField"/>
            </form:properties>
          </form:text>
          <form:text form:name="copdyesremarks" form:control-implementation="ooo:com.sun.star.form.component.TextField" form:id="control78" form:convert-empty-to-null="true">
            <form:properties>
              <form:property form:property-name="DefaultControl" office:value-type="string" office:string-value="com.sun.star.form.control.TextField"/>
            </form:properties>
          </form:text>
          <form:text form:name="arthritisyesremarks" form:control-implementation="ooo:com.sun.star.form.component.TextField" form:id="control79" form:convert-empty-to-null="true">
            <form:properties>
              <form:property form:property-name="DefaultControl" office:value-type="string" office:string-value="com.sun.star.form.control.TextField"/>
            </form:properties>
          </form:text>
          <form:text form:name="canceryesremarks" form:control-implementation="ooo:com.sun.star.form.component.TextField" form:id="control80" form:convert-empty-to-null="true">
            <form:properties>
              <form:property form:property-name="DefaultControl" office:value-type="string" office:string-value="com.sun.star.form.control.TextField"/>
            </form:properties>
          </form:text>
          <form:text form:name="cataractyesremarks" form:control-implementation="ooo:com.sun.star.form.component.TextField" form:id="control81" form:convert-empty-to-null="true">
            <form:properties>
              <form:property form:property-name="DefaultControl" office:value-type="string" office:string-value="com.sun.star.form.control.TextField"/>
            </form:properties>
          </form:text>
          <form:text form:name="diseaseyesremarks" form:control-implementation="ooo:com.sun.star.form.component.TextField" form:id="control82" form:convert-empty-to-null="true">
            <form:properties>
              <form:property form:property-name="DefaultControl" office:value-type="string" office:string-value="com.sun.star.form.control.TextField"/>
            </form:properties>
          </form:text>
          <form:text form:name="stdyesremarks" form:control-implementation="ooo:com.sun.star.form.component.TextField" form:id="control83" form:convert-empty-to-null="true">
            <form:properties>
              <form:property form:property-name="DefaultControl" office:value-type="string" office:string-value="com.sun.star.form.control.TextField"/>
            </form:properties>
          </form:text>
          <form:text form:name="hypertensionyesno" form:control-implementation="ooo:com.sun.star.form.component.TextField" form:id="control84" form:convert-empty-to-null="true">
            <form:properties>
              <form:property form:property-name="DefaultControl" office:value-type="string" office:string-value="com.sun.star.form.control.TextField"/>
            </form:properties>
          </form:text>
          <form:text form:name="heartdiseaseyesno" form:control-implementation="ooo:com.sun.star.form.component.TextField" form:id="control85" form:convert-empty-to-null="true">
            <form:properties>
              <form:property form:property-name="DefaultControl" office:value-type="string" office:string-value="com.sun.star.form.control.TextField"/>
            </form:properties>
          </form:text>
          <form:text form:name="asthmayesno" form:control-implementation="ooo:com.sun.star.form.component.TextField" form:id="control86" form:convert-empty-to-null="true">
            <form:properties>
              <form:property form:property-name="DefaultControl" office:value-type="string" office:string-value="com.sun.star.form.control.TextField"/>
            </form:properties>
          </form:text>
          <form:text form:name="copdyesno" form:control-implementation="ooo:com.sun.star.form.component.TextField" form:id="control87" form:convert-empty-to-null="true">
            <form:properties>
              <form:property form:property-name="DefaultControl" office:value-type="string" office:string-value="com.sun.star.form.control.TextField"/>
            </form:properties>
          </form:text>
          <form:text form:name="arthritisyesno" form:control-implementation="ooo:com.sun.star.form.component.TextField" form:id="control88" form:convert-empty-to-null="true">
            <form:properties>
              <form:property form:property-name="DefaultControl" office:value-type="string" office:string-value="com.sun.star.form.control.TextField"/>
            </form:properties>
          </form:text>
          <form:text form:name="canceryesno" form:control-implementation="ooo:com.sun.star.form.component.TextField" form:id="control89" form:convert-empty-to-null="true">
            <form:properties>
              <form:property form:property-name="DefaultControl" office:value-type="string" office:string-value="com.sun.star.form.control.TextField"/>
            </form:properties>
          </form:text>
          <form:text form:name="cataractyesno" form:control-implementation="ooo:com.sun.star.form.component.TextField" form:id="control90" form:convert-empty-to-null="true">
            <form:properties>
              <form:property form:property-name="DefaultControl" office:value-type="string" office:string-value="com.sun.star.form.control.TextField"/>
            </form:properties>
          </form:text>
          <form:text form:name="diseaseyesno" form:control-implementation="ooo:com.sun.star.form.component.TextField" form:id="control91" form:convert-empty-to-null="true">
            <form:properties>
              <form:property form:property-name="DefaultControl" office:value-type="string" office:string-value="com.sun.star.form.control.TextField"/>
            </form:properties>
          </form:text>
          <form:text form:name="stdyesno" form:control-implementation="ooo:com.sun.star.form.component.TextField" form:id="control92" form:convert-empty-to-null="true">
            <form:properties>
              <form:property form:property-name="DefaultControl" office:value-type="string" office:string-value="com.sun.star.form.control.TextField"/>
            </form:properties>
          </form:text>
          <form:text form:name="_submit" form:control-implementation="ooo:com.sun.star.form.component.TextField" form:id="control93" form:current-value="Save" form:value="Save"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549cm" svg:y="0.161cm" svg:width="2.394cm" svg:height="1.099cm" draw:z-index="92"><draw:image xlink:href="Pictures/10000000000000620000002DA0546B08.jpg" xlink:type="simple" xlink:show="embed" xlink:actuate="onLoad"/></draw:frame><text:tab/><text:span text:style-name="T2"> <text:s/>Star Health and Allied Insurance Co. Ltd. <text:s text:c="3"/></text:span><text:span text:style-name="T1"><text:s text:c="8"/><text:tab/> <text:s/><text:tab/><text:tab/>Toll Free No.</text:span></text:p>
      <text:p text:style-name="P6"><text:tab/><text:tab/>Regd. &amp; Corporate Office<text:tab/><text:tab/><text:tab/><text:tab/><text:tab/><text:tab/> <text:s text:c="3"/><text:tab/>1800 425 2255</text:p>
      <text:p text:style-name="P6"><text:s text:c="5"/>#1,New Tank Street,Valluvar Kottam High Road,Nungambakkam, Chennai – 600 034<text:tab/> Board No.</text:p>
      <text:p text:style-name="P1"><text:span text:style-name="T1"><text:tab/><text:tab/><text:tab/>phone : 044-28288800 Fax : 044-28260062 <text:s/>Website : </text:span><text:a xlink:type="simple" xlink:href="http://www.starhealth.in/"><text:span text:style-name="T1">www.starhealth.in</text:span></text:a><text:span text:style-name="T1"> <text:s text:c="3"/><text:tab/><text:tab/> 044-28263300</text:span></text:p>
      <text:p text:style-name="P1"><text:span text:style-name="T1"><text:tab/><text:tab/><text:tab/><text:tab/><text:tab/></text:span><text:span text:style-name="T6">Pre-Authorisation Request Form</text:span></text:p>
      <text:p text:style-name="P1"><text:span text:style-name="T1"><text:tab/><text:tab/><text:tab/><text:tab/><text:tab/></text:span><text:span text:style-name="T5">PART -1 (TO BE FILLED BY THE INSURED)</text:span></text:p>
      <text:p text:style-name="P1"><text:span text:style-name="T1">Policy No </text:span><text:span text:style-name="T1"><draw:control text:anchor-type="as-char" svg:y="-0.367cm" draw:z-index="0" draw:style-name="gr1" draw:text-style-name="P12" svg:width="7.451cm" svg:height="0.507cm" draw:control="control1"/></text:span><text:span text:style-name="T1"> <text:s text:c="5"/>I.D. No</text:span><text:span text:style-name="T1"><draw:control text:anchor-type="as-char" draw:z-index="1" draw:style-name="gr2" draw:text-style-name="P12" svg:width="8.275cm" svg:height="0.465cm" draw:control="control2"/></text:span></text:p>
      <text:p text:style-name="P1"><text:span text:style-name="T1">Name of the Patient </text:span><text:span text:style-name="T1"><draw:control text:anchor-type="as-char" draw:z-index="2" draw:style-name="gr2" draw:text-style-name="P12" svg:width="7.393cm" svg:height="0.477cm" draw:control="control3"/></text:span><text:span text:style-name="T1"> <text:s/>Age </text:span><text:span text:style-name="T1"><draw:control text:anchor-type="as-char" draw:z-index="3" draw:style-name="gr2" draw:text-style-name="P12" svg:width="1.324cm" svg:height="0.489cm" draw:control="control4"/></text:span><text:span text:style-name="T1">Yrs. Sex: M/F </text:span><text:span text:style-name="T1"><draw:control text:anchor-type="as-char" draw:z-index="4" draw:style-name="gr2" draw:text-style-name="P12" svg:width="4.201cm" svg:height="0.489cm" draw:control="control5"/></text:span></text:p>
      <text:p text:style-name="P1"><text:span text:style-name="T1">Patient Tel. No. (Office): </text:span><text:span text:style-name="T1"><draw:control text:anchor-type="as-char" draw:z-index="5" draw:style-name="gr2" draw:text-style-name="P12" svg:width="3.005cm" svg:height="0.466cm" draw:control="control6"/></text:span><text:span text:style-name="T1">Fax:</text:span><text:span text:style-name="T1"><draw:control text:anchor-type="as-char" draw:z-index="6" draw:style-name="gr2" draw:text-style-name="P12" svg:width="2.775cm" svg:height="0.465cm" draw:control="control7"/></text:span><text:span text:style-name="T1"> Mobile No. :</text:span><text:span text:style-name="T1"><draw:control text:anchor-type="as-char" draw:z-index="7" draw:style-name="gr2" draw:text-style-name="P12" svg:width="2.775cm" svg:height="0.465cm" draw:control="control8"/></text:span><text:span text:style-name="T1"> Res. No</text:span><text:span text:style-name="T1"><draw:control text:anchor-type="as-char" draw:z-index="8" draw:style-name="gr2" draw:text-style-name="P12" svg:width="2.775cm" svg:height="0.465cm" draw:control="control9"/></text:span></text:p>
      <text:p text:style-name="P1"><text:span text:style-name="T1">If Corporate, Name of the Employee: </text:span><text:span text:style-name="T1"><draw:control text:anchor-type="as-char" draw:z-index="9" draw:style-name="gr2" draw:text-style-name="P12" svg:width="4.296cm" svg:height="0.477cm" draw:control="control10"/></text:span><text:span text:style-name="T1">Corporate Name: </text:span><text:span text:style-name="T1"><draw:control text:anchor-type="as-char" draw:z-index="10" draw:style-name="gr2" draw:text-style-name="P12" svg:width="6.508cm" svg:height="0.465cm" draw:control="control11"/></text:span></text:p>
      <text:p text:style-name="P1"><text:span text:style-name="T1">Relation to the Proposer/Employee(In case of Corporate)Spouce Child Parent Siblings,Please Specify(Others):</text:span><text:span text:style-name="T1"><draw:control text:anchor-type="as-char" draw:z-index="11" draw:style-name="gr2" draw:text-style-name="P12" svg:width="2.59cm" svg:height="0.465cm" draw:control="control12"/></text:span></text:p>
      <text:p text:style-name="P1"><text:span text:style-name="T1">Name of the Family P</text:span><text:span text:style-name="T3">hysicia</text:span><text:span text:style-name="T1">n</text:span><text:span text:style-name="T1"><draw:control text:anchor-type="as-char" svg:y="-0.367cm" draw:z-index="12" draw:style-name="gr1" draw:text-style-name="P12" svg:width="4.46cm" svg:height="0.507cm" draw:control="control13"/></text:span><text:span text:style-name="T1">Tel. No </text:span><text:span text:style-name="T1"><draw:control text:anchor-type="as-char" draw:z-index="13" draw:style-name="gr2" draw:text-style-name="P12" svg:width="2.775cm" svg:height="0.465cm" draw:control="control14"/></text:span><text:span text:style-name="T1">Mobile No. :</text:span><text:span text:style-name="T1"><draw:control text:anchor-type="as-char" draw:z-index="14" draw:style-name="gr2" draw:text-style-name="P12" svg:width="4.529cm" svg:height="0.465cm" draw:control="control15"/></text:span></text:p>
      <text:p text:style-name="P9">Your Claim may be rejected, if these inf's are not given.</text:p>
      <text:p text:style-name="P1"><text:span text:style-name="T1"><text:tab/><text:tab/><text:tab/></text:span><text:span text:style-name="T5">PART – II (TO BE FILLED BY THE HOSPITAL)-ALL COLUMNS ARE COMPULSORY</text:span></text:p>
      <text:p text:style-name="P7">A.Hospital and Treating Docotr details:</text:p>
      <text:p text:style-name="P4">Name of the Hospital/Nursing Home<draw:control text:anchor-type="as-char" svg:y="-0.367cm" draw:z-index="15" draw:style-name="gr1" draw:text-style-name="P12" svg:width="7.451cm" svg:height="0.507cm" draw:control="control16"/> Tel. No<draw:control text:anchor-type="as-char" draw:z-index="16" draw:style-name="gr2" draw:text-style-name="P12" svg:width="6.01cm" svg:height="0.465cm" draw:control="control17"/></text:p>
      <text:p text:style-name="P4">Address of the Provider<draw:control text:anchor-type="as-char" svg:y="-0.367cm" draw:z-index="17" draw:style-name="gr1" draw:text-style-name="P12" svg:width="16.036cm" svg:height="0.507cm" draw:control="control18"/></text:p>
      <text:p text:style-name="P4">Name of Treating M.O/Consultant<draw:control text:anchor-type="as-char" svg:y="-0.367cm" draw:z-index="18" draw:style-name="gr1" draw:text-style-name="P12" svg:width="4.278cm" svg:height="0.507cm" draw:control="control19"/>Tel. No <draw:control text:anchor-type="as-char" draw:z-index="19" draw:style-name="gr2" draw:text-style-name="P12" svg:width="2.775cm" svg:height="0.465cm" draw:control="control20"/>Mobile No:<draw:control text:anchor-type="as-char" draw:z-index="20" draw:style-name="gr2" draw:text-style-name="P12" svg:width="5.356cm" svg:height="0.465cm" draw:control="control21"/></text:p>
      <text:p text:style-name="P3">B.Clinical Data</text:p>
      <text:p text:style-name="P5"><text:span text:style-name="T3">Presenting Symptoms with duratio</text:span><text:span text:style-name="T1">n</text:span><text:span text:style-name="T1"><draw:control text:anchor-type="as-char" svg:y="-0.367cm" draw:z-index="21" draw:style-name="gr1" draw:text-style-name="P12" svg:width="14.475cm" svg:height="0.929cm" draw:control="control22"/></text:span></text:p>
      <text:p text:style-name="P5"><text:span text:style-name="T1">Clinical Findings (Present illness)</text:span><text:span text:style-name="T1"><draw:control text:anchor-type="as-char" svg:y="-0.367cm" draw:z-index="22" draw:style-name="gr1" draw:text-style-name="P12" svg:width="13.946cm" svg:height="0.816cm" draw:control="control23"/></text:span></text:p>
      <text:p text:style-name="P5"><text:span text:style-name="T1">General Examination: CVS / RS / GI / CNS/PA / PR / PV / OTHERS <text:s/></text:span><text:span text:style-name="T1"><draw:control text:anchor-type="as-char" svg:y="-0.229cm" draw:z-index="23" draw:style-name="gr1" draw:text-style-name="P12" svg:width="8.801cm" svg:height="0.465cm" draw:control="control24"/></text:span></text:p>
      <text:p text:style-name="P4">C.MEDICAL HISTOR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text:s text:c="4"/>Sl.No</text:p>
          </table:table-cell>
          <table:table-cell table:style-name="Table1.A1" office:value-type="string">
            <text:p text:style-name="P10">Particulars</text:p>
          </table:table-cell>
          <table:table-cell table:style-name="Table1.C1" office:value-type="string">
            <text:p text:style-name="P11"><text:s text:c="2"/>Yes/No</text:p>
          </table:table-cell>
          <table:table-cell table:style-name="Table1.C1" office:value-type="string">
            <text:p text:style-name="P11"><text:s/>If yes, since</text:p>
          </table:table-cell>
          <table:table-cell table:style-name="Table1.E1" office:value-type="string">
            <text:p text:style-name="P10"><text:s/>If yes, Remarks</text:p>
          </table:table-cell>
        </table:table-row>
        <table:table-row>
          <table:table-cell table:style-name="Table1.A2" office:value-type="string">
            <text:p text:style-name="P10"><text:s text:c="4"/>1</text:p>
          </table:table-cell>
          <table:table-cell table:style-name="Table1.A2" office:value-type="string">
            <text:p text:style-name="P10">Diabetes</text:p>
          </table:table-cell>
          <table:table-cell table:style-name="Table1.C2" office:value-type="string">
            <text:p text:style-name="P11"><draw:control text:anchor-type="as-char" draw:z-index="62" draw:style-name="gr2" draw:text-style-name="P12" svg:width="1.784cm" svg:height="0.331cm" draw:control="control63"/></text:p>
          </table:table-cell>
          <table:table-cell table:style-name="Table1.C2" office:value-type="string">
            <text:p text:style-name="P11"><draw:control text:anchor-type="as-char" draw:z-index="63" draw:style-name="gr2" draw:text-style-name="P12" svg:width="3.738cm" svg:height="0.354cm" draw:control="control64"/></text:p>
          </table:table-cell>
          <table:table-cell table:style-name="Table1.E2" office:value-type="string">
            <text:p text:style-name="P2"><draw:control text:anchor-type="as-char" draw:z-index="73" draw:style-name="gr2" draw:text-style-name="P12" svg:width="3.738cm" svg:height="0.294cm" draw:control="control74"/></text:p>
          </table:table-cell>
        </table:table-row>
        <table:table-row>
          <table:table-cell table:style-name="Table1.A2" office:value-type="string">
            <text:p text:style-name="P10"><text:s text:c="4"/>2</text:p>
          </table:table-cell>
          <table:table-cell table:style-name="Table1.A2" office:value-type="string">
            <text:p text:style-name="P10">Hypertension</text:p>
          </table:table-cell>
          <table:table-cell table:style-name="Table1.C2" office:value-type="string">
            <text:p text:style-name="P2"><draw:control text:anchor-type="as-char" draw:z-index="83" draw:style-name="gr2" draw:text-style-name="P12" svg:width="1.784cm" svg:height="0.331cm" draw:control="control84"/></text:p>
          </table:table-cell>
          <table:table-cell table:style-name="Table1.C2" office:value-type="string">
            <text:p text:style-name="P2"><draw:control text:anchor-type="as-char" draw:z-index="64" draw:style-name="gr2" draw:text-style-name="P12" svg:width="3.738cm" svg:height="0.294cm" draw:control="control65"/></text:p>
          </table:table-cell>
          <table:table-cell table:style-name="Table1.E2" office:value-type="string">
            <text:p text:style-name="P2"><draw:control text:anchor-type="as-char" draw:z-index="74" draw:style-name="gr2" draw:text-style-name="P12" svg:width="3.738cm" svg:height="0.294cm" draw:control="control75"/></text:p>
          </table:table-cell>
        </table:table-row>
        <table:table-row>
          <table:table-cell table:style-name="Table1.A2" office:value-type="string">
            <text:p text:style-name="P10"><text:s text:c="4"/>3</text:p>
          </table:table-cell>
          <table:table-cell table:style-name="Table1.A2" office:value-type="string">
            <text:p text:style-name="P10">Heart Disease</text:p>
          </table:table-cell>
          <table:table-cell table:style-name="Table1.C2" office:value-type="string">
            <text:p text:style-name="P2"><draw:control text:anchor-type="as-char" draw:z-index="84" draw:style-name="gr2" draw:text-style-name="P12" svg:width="1.784cm" svg:height="0.331cm" draw:control="control85"/></text:p>
          </table:table-cell>
          <table:table-cell table:style-name="Table1.C2" office:value-type="string">
            <text:p text:style-name="P2"><draw:control text:anchor-type="as-char" draw:z-index="65" draw:style-name="gr2" draw:text-style-name="P12" svg:width="3.738cm" svg:height="0.294cm" draw:control="control66"/></text:p>
          </table:table-cell>
          <table:table-cell table:style-name="Table1.E2" office:value-type="string">
            <text:p text:style-name="P2"><draw:control text:anchor-type="as-char" draw:z-index="75" draw:style-name="gr2" draw:text-style-name="P12" svg:width="3.738cm" svg:height="0.294cm" draw:control="control76"/></text:p>
          </table:table-cell>
        </table:table-row>
        <table:table-row>
          <table:table-cell table:style-name="Table1.A2" office:value-type="string">
            <text:p text:style-name="P10"><text:s text:c="4"/>4</text:p>
          </table:table-cell>
          <table:table-cell table:style-name="Table1.A2" office:value-type="string">
            <text:p text:style-name="P10">Br. Asthma</text:p>
          </table:table-cell>
          <table:table-cell table:style-name="Table1.C2" office:value-type="string">
            <text:p text:style-name="P2"><draw:control text:anchor-type="as-char" draw:z-index="85" draw:style-name="gr2" draw:text-style-name="P12" svg:width="1.784cm" svg:height="0.331cm" draw:control="control86"/></text:p>
          </table:table-cell>
          <table:table-cell table:style-name="Table1.C2" office:value-type="string">
            <text:p text:style-name="P2"><draw:control text:anchor-type="as-char" draw:z-index="66" draw:style-name="gr2" draw:text-style-name="P12" svg:width="3.738cm" svg:height="0.294cm" draw:control="control67"/></text:p>
          </table:table-cell>
          <table:table-cell table:style-name="Table1.E2" office:value-type="string">
            <text:p text:style-name="P2"><draw:control text:anchor-type="as-char" draw:z-index="76" draw:style-name="gr2" draw:text-style-name="P12" svg:width="3.738cm" svg:height="0.294cm" draw:control="control77"/></text:p>
          </table:table-cell>
        </table:table-row>
        <table:table-row>
          <table:table-cell table:style-name="Table1.A2" office:value-type="string">
            <text:p text:style-name="P10"><text:s text:c="4"/>5</text:p>
          </table:table-cell>
          <table:table-cell table:style-name="Table1.A2" office:value-type="string">
            <text:p text:style-name="P10">COPD</text:p>
          </table:table-cell>
          <table:table-cell table:style-name="Table1.C2" office:value-type="string">
            <text:p text:style-name="P2"><draw:control text:anchor-type="as-char" draw:z-index="86" draw:style-name="gr2" draw:text-style-name="P12" svg:width="1.784cm" svg:height="0.331cm" draw:control="control87"/></text:p>
          </table:table-cell>
          <table:table-cell table:style-name="Table1.C2" office:value-type="string">
            <text:p text:style-name="P2"><draw:control text:anchor-type="as-char" draw:z-index="67" draw:style-name="gr2" draw:text-style-name="P12" svg:width="3.738cm" svg:height="0.354cm" draw:control="control68"/></text:p>
          </table:table-cell>
          <table:table-cell table:style-name="Table1.E2" office:value-type="string">
            <text:p text:style-name="P2"><draw:control text:anchor-type="as-char" draw:z-index="77" draw:style-name="gr2" draw:text-style-name="P12" svg:width="3.738cm" svg:height="0.354cm" draw:control="control78"/></text:p>
          </table:table-cell>
        </table:table-row>
        <table:table-row>
          <table:table-cell table:style-name="Table1.A2" office:value-type="string">
            <text:p text:style-name="P10"><text:s text:c="4"/>6</text:p>
          </table:table-cell>
          <table:table-cell table:style-name="Table1.A2" office:value-type="string">
            <text:p text:style-name="P10">Osteo Arthritis</text:p>
          </table:table-cell>
          <table:table-cell table:style-name="Table1.C2" office:value-type="string">
            <text:p text:style-name="P2"><draw:control text:anchor-type="as-char" draw:z-index="87" draw:style-name="gr2" draw:text-style-name="P12" svg:width="1.784cm" svg:height="0.331cm" draw:control="control88"/></text:p>
          </table:table-cell>
          <table:table-cell table:style-name="Table1.C2" office:value-type="string">
            <text:p text:style-name="P2"><draw:control text:anchor-type="as-char" draw:z-index="68" draw:style-name="gr2" draw:text-style-name="P12" svg:width="3.738cm" svg:height="0.354cm" draw:control="control69"/></text:p>
          </table:table-cell>
          <table:table-cell table:style-name="Table1.E2" office:value-type="string">
            <text:p text:style-name="P2"><draw:control text:anchor-type="as-char" draw:z-index="78" draw:style-name="gr2" draw:text-style-name="P12" svg:width="3.738cm" svg:height="0.354cm" draw:control="control79"/></text:p>
          </table:table-cell>
        </table:table-row>
        <table:table-row>
          <table:table-cell table:style-name="Table1.A2" office:value-type="string">
            <text:p text:style-name="P10"><text:s text:c="4"/>7</text:p>
          </table:table-cell>
          <table:table-cell table:style-name="Table1.A2" office:value-type="string">
            <text:p text:style-name="P10">Cancer</text:p>
          </table:table-cell>
          <table:table-cell table:style-name="Table1.C2" office:value-type="string">
            <text:p text:style-name="P2"><draw:control text:anchor-type="as-char" draw:z-index="88" draw:style-name="gr2" draw:text-style-name="P12" svg:width="1.784cm" svg:height="0.331cm" draw:control="control89"/></text:p>
          </table:table-cell>
          <table:table-cell table:style-name="Table1.C2" office:value-type="string">
            <text:p text:style-name="P2"><draw:control text:anchor-type="as-char" draw:z-index="69" draw:style-name="gr2" draw:text-style-name="P12" svg:width="3.738cm" svg:height="0.354cm" draw:control="control70"/></text:p>
          </table:table-cell>
          <table:table-cell table:style-name="Table1.E2" office:value-type="string">
            <text:p text:style-name="P2"><draw:control text:anchor-type="as-char" draw:z-index="79" draw:style-name="gr2" draw:text-style-name="P12" svg:width="3.738cm" svg:height="0.354cm" draw:control="control80"/></text:p>
          </table:table-cell>
        </table:table-row>
        <table:table-row>
          <table:table-cell table:style-name="Table1.A2" office:value-type="string">
            <text:p text:style-name="P10"><text:s text:c="4"/>8</text:p>
          </table:table-cell>
          <table:table-cell table:style-name="Table1.A2" office:value-type="string">
            <text:p text:style-name="P10">Glaucoma / cataract</text:p>
          </table:table-cell>
          <table:table-cell table:style-name="Table1.C2" office:value-type="string">
            <text:p text:style-name="P2"><draw:control text:anchor-type="as-char" draw:z-index="89" draw:style-name="gr2" draw:text-style-name="P12" svg:width="1.784cm" svg:height="0.331cm" draw:control="control90"/></text:p>
          </table:table-cell>
          <table:table-cell table:style-name="Table1.A2" office:value-type="string">
            <text:p text:style-name="P2"><draw:control text:anchor-type="as-char" draw:z-index="70" draw:style-name="gr2" draw:text-style-name="P12" svg:width="3.738cm" svg:height="0.354cm" draw:control="control71"/></text:p>
          </table:table-cell>
          <table:table-cell table:style-name="Table1.E2" office:value-type="string">
            <text:p text:style-name="P2"><draw:control text:anchor-type="as-char" draw:z-index="80" draw:style-name="gr2" draw:text-style-name="P12" svg:width="3.738cm" svg:height="0.354cm" draw:control="control81"/></text:p>
          </table:table-cell>
        </table:table-row>
        <table:table-row>
          <table:table-cell table:style-name="Table1.A2" office:value-type="string">
            <text:p text:style-name="P10"><text:s text:c="4"/>9</text:p>
          </table:table-cell>
          <table:table-cell table:style-name="Table1.A2" office:value-type="string">
            <text:p text:style-name="P10">Any other Pre Existing Disease</text:p>
          </table:table-cell>
          <table:table-cell table:style-name="Table1.C2" office:value-type="string">
            <text:p text:style-name="P2"><draw:control text:anchor-type="as-char" draw:z-index="90" draw:style-name="gr2" draw:text-style-name="P12" svg:width="1.784cm" svg:height="0.331cm" draw:control="control91"/></text:p>
          </table:table-cell>
          <table:table-cell table:style-name="Table1.C2" office:value-type="string">
            <text:p text:style-name="P2"><draw:control text:anchor-type="as-char" draw:z-index="71" draw:style-name="gr2" draw:text-style-name="P12" svg:width="3.738cm" svg:height="0.354cm" draw:control="control72"/></text:p>
          </table:table-cell>
          <table:table-cell table:style-name="Table1.E2" office:value-type="string">
            <text:p text:style-name="P2"><draw:control text:anchor-type="as-char" draw:z-index="81" draw:style-name="gr2" draw:text-style-name="P12" svg:width="3.738cm" svg:height="0.354cm" draw:control="control82"/></text:p>
          </table:table-cell>
        </table:table-row>
        <table:table-row>
          <table:table-cell table:style-name="Table1.A2" office:value-type="string">
            <text:p text:style-name="P10"><text:s text:c="4"/>10</text:p>
          </table:table-cell>
          <table:table-cell table:style-name="Table1.A2" office:value-type="string">
            <text:p text:style-name="P10">STD related Diseases</text:p>
          </table:table-cell>
          <table:table-cell table:style-name="Table1.C2" office:value-type="string">
            <text:p text:style-name="P2"><draw:control text:anchor-type="as-char" draw:z-index="91" draw:style-name="gr2" draw:text-style-name="P12" svg:width="1.784cm" svg:height="0.331cm" draw:control="control92"/></text:p>
          </table:table-cell>
          <table:table-cell table:style-name="Table1.C2" office:value-type="string">
            <text:p text:style-name="P2"><draw:control text:anchor-type="as-char" draw:z-index="72" draw:style-name="gr2" draw:text-style-name="P12" svg:width="3.738cm" svg:height="0.354cm" draw:control="control73"/></text:p>
          </table:table-cell>
          <table:table-cell table:style-name="Table1.E2" office:value-type="string">
            <text:p text:style-name="P2"><draw:control text:anchor-type="as-char" draw:z-index="82" draw:style-name="gr2" draw:text-style-name="P12" svg:width="3.738cm" svg:height="0.354cm" draw:control="control83"/></text:p>
          </table:table-cell>
        </table:table-row>
      </table:table>
      <text:p text:style-name="P4">H/O past illness relevant to present illness<draw:control text:anchor-type="as-char" draw:z-index="24" draw:style-name="gr2" draw:text-style-name="P12" svg:width="13.711cm" svg:height="0.451cm" draw:control="control25"/></text:p>
      <text:p text:style-name="P4">Whether present illness is a complication of any pre-existing disease /operation/past diseases<draw:control text:anchor-type="as-char" svg:y="-0.367cm" draw:z-index="25" draw:style-name="gr1" draw:text-style-name="P12" svg:width="7.247cm" svg:height="0.507cm" draw:control="control26"/></text:p>
      <text:p text:style-name="P3">D.Any Evidence of Alcohol / Drug addiction &amp; intoxication</text:p>
      <text:p text:style-name="P3">E.<text:span text:style-name="T3">Positive findings of investigation done</text:span><text:span text:style-name="T3"><draw:control text:anchor-type="as-char" svg:y="-0.319cm" draw:z-index="26" draw:style-name="gr1" draw:text-style-name="P12" svg:width="13.932cm" svg:height="0.507cm" draw:control="control27"/></text:span></text:p>
      <text:p text:style-name="P3">F.Provisional Diagnosis<draw:control text:anchor-type="as-char" svg:y="-0.367cm" draw:z-index="27" draw:style-name="gr1" draw:text-style-name="P12" svg:width="15.424cm" svg:height="0.507cm" draw:control="control28"/></text:p>
      <text:p text:style-name="P3">G.Pain of Treatement<draw:control text:anchor-type="as-char" svg:y="-0.367cm" draw:z-index="28" draw:style-name="gr1" draw:text-style-name="P12" svg:width="15.569cm" svg:height="0.507cm" draw:control="control29"/></text:p>
      <text:p text:style-name="P4">In case of <text:span text:style-name="T1">Marernity</text:span>,No. Of Live Children<draw:control text:anchor-type="as-char" svg:y="-0.367cm" draw:z-index="29" draw:style-name="gr1" draw:text-style-name="P12" svg:width="2.015cm" svg:height="0.507cm" draw:control="control30"/>OBSTETRICAL HISTORY<draw:control text:anchor-type="as-char" svg:y="-0.367cm" draw:z-index="30" draw:style-name="gr1" draw:text-style-name="P12" svg:width="2.015cm" svg:height="0.507cm" draw:control="control31"/>LMP <draw:control text:anchor-type="as-char" svg:y="-0.367cm" draw:z-index="31" draw:style-name="gr1" draw:text-style-name="P12" svg:width="1.701cm" svg:height="0.507cm" draw:control="control32"/>E.D.D <draw:control text:anchor-type="as-char" svg:y="-0.367cm" draw:z-index="32" draw:style-name="gr1" draw:text-style-name="P12" svg:width="3.118cm" svg:height="0.507cm" draw:control="control33"/></text:p>
      <text:p text:style-name="P4">Probable duration of stay: Room<draw:control text:anchor-type="as-char" svg:y="-0.367cm" draw:z-index="33" draw:style-name="gr1" draw:text-style-name="P12" svg:width="4.396cm" svg:height="0.507cm" draw:control="control34"/>ICU/Reason<draw:control text:anchor-type="as-char" svg:y="-0.367cm" draw:z-index="34" draw:style-name="gr1" draw:text-style-name="P12" svg:width="4.056cm" svg:height="0.507cm" draw:control="control35"/>Total <text:s/><draw:control text:anchor-type="as-char" svg:y="-0.367cm" draw:z-index="35" draw:style-name="gr1" draw:text-style-name="P12" svg:width="4.102cm" svg:height="0.507cm" draw:control="control36"/></text:p>
      <text:p text:style-name="P4"/>
      <text:p text:style-name="P3">(Attach Doctors First Prescription) <text:s/>Signature of Treating M.O with seal <draw:control text:anchor-type="as-char" svg:y="-0.367cm" draw:z-index="36" draw:style-name="gr1" draw:text-style-name="P12" svg:width="2.015cm" svg:height="0.507cm" draw:control="control37"/>Qualification<draw:control text:anchor-type="as-char" svg:y="-0.367cm" draw:z-index="37" draw:style-name="gr1" draw:text-style-name="P12" svg:width="4.326cm" svg:height="0.507cm" draw:control="control38"/></text:p>
      <text:p text:style-name="P3">H.Admission and Financial details:</text:p>
      <text:p text:style-name="P4">Admission: Planned/Emergency <draw:control text:anchor-type="as-char" svg:y="-0.367cm" draw:z-index="38" draw:style-name="gr1" draw:text-style-name="P12" svg:width="2.015cm" svg:height="0.507cm" draw:control="control39"/> <text:s/>Date of Admission <draw:control text:anchor-type="as-char" svg:y="-0.367cm" draw:z-index="39" draw:style-name="gr1" draw:text-style-name="P12" svg:width="1.747cm" svg:height="0.507cm" draw:control="control40"/> <text:s/>Time of Admission<draw:control text:anchor-type="as-char" svg:y="-0.367cm" draw:z-index="40" draw:style-name="gr1" draw:text-style-name="P12" svg:width="1.438cm" svg:height="0.507cm" draw:control="control41"/> Class of Accommodation<draw:control text:anchor-type="as-char" svg:y="-0.367cm" draw:z-index="41" draw:style-name="gr1" draw:text-style-name="P12" svg:width="1.438cm" svg:height="0.507cm" draw:control="control42"/></text:p>
      <text:p text:style-name="P4">Cost Estimation Break-ups: Room Rent <draw:control text:anchor-type="as-char" svg:y="-0.367cm" draw:z-index="42" draw:style-name="gr1" draw:text-style-name="P12" svg:width="1.959cm" svg:height="0.507cm" draw:control="control43"/>Investigation <draw:control text:anchor-type="as-char" svg:y="-0.367cm" draw:z-index="43" draw:style-name="gr1" draw:text-style-name="P12" svg:width="2.366cm" svg:height="0.507cm" draw:control="control44"/> Surgeon Fees <text:s/><draw:control text:anchor-type="as-char" svg:y="-0.367cm" draw:z-index="44" draw:style-name="gr1" draw:text-style-name="P12" svg:width="2.433cm" svg:height="0.507cm" draw:control="control45"/> Doctor Fees <draw:control text:anchor-type="as-char" svg:y="-0.367cm" draw:z-index="45" draw:style-name="gr1" draw:text-style-name="P12" svg:width="1.765cm" svg:height="0.507cm" draw:control="control46"/></text:p>
      <text:p text:style-name="P4">Consumables/Implants<draw:control text:anchor-type="as-char" svg:y="-0.367cm" draw:z-index="46" draw:style-name="gr1" draw:text-style-name="P12" svg:width="4.509cm" svg:height="0.507cm" draw:control="control47"/>Packages<draw:control text:anchor-type="as-char" svg:y="-0.367cm" draw:z-index="47" draw:style-name="gr1" draw:text-style-name="P12" svg:width="2.976cm" svg:height="0.507cm" draw:control="control48"/>Approximate Total Exps<draw:control text:anchor-type="as-char" svg:y="-0.367cm" draw:z-index="48" draw:style-name="gr1" draw:text-style-name="P12" svg:width="4.319cm" svg:height="0.507cm" draw:control="control49"/></text:p>
      <text:p text:style-name="P4">Whether Telephonic intimation given to Star Health Yes/No <draw:control text:anchor-type="as-char" svg:y="-0.367cm" draw:z-index="49" draw:style-name="gr1" draw:text-style-name="P12" svg:width="1.438cm" svg:height="0.507cm" draw:control="control50"/> If Yes, Date <draw:control text:anchor-type="as-char" svg:y="-0.367cm" draw:z-index="50" draw:style-name="gr1" draw:text-style-name="P12" svg:width="2.535cm" svg:height="0.507cm" draw:control="control51"/> <text:s/>Time <draw:control text:anchor-type="as-char" svg:y="-0.367cm" draw:z-index="51" draw:style-name="gr1" draw:text-style-name="P12" svg:width="4.959cm" svg:height="0.507cm" draw:control="control52"/></text:p>
      <text:p text:style-name="P8">Signature of Billing Head <draw:control text:anchor-type="as-char" svg:y="-0.367cm" draw:z-index="52" draw:style-name="gr1" draw:text-style-name="P12" svg:width="2.71cm" svg:height="0.507cm" draw:control="control53"/> Stamp of Hospital <draw:control text:anchor-type="as-char" svg:y="-0.367cm" draw:z-index="53" draw:style-name="gr1" draw:text-style-name="P12" svg:width="3.215cm" svg:height="0.507cm" draw:control="control54"/>Date <draw:control text:anchor-type="as-char" svg:y="-0.367cm" draw:z-index="54" draw:style-name="gr1" draw:text-style-name="P12" svg:width="1.96cm" svg:height="0.507cm" draw:control="control55"/> Time <draw:control text:anchor-type="as-char" svg:y="-0.367cm" draw:z-index="55" draw:style-name="gr1" draw:text-style-name="P12" svg:width="2.585cm" svg:height="0.507cm" draw:control="control56"/></text:p>
      <text:p text:style-name="P3"><text:tab/><text:tab/><text:span text:style-name="T4">PART – III (TO BE FILLED BY THE INSURED) – INSURED CONSENT / AUTHORISATION</text:span></text:p>
      <text:p text:style-name="P3">I Here by declare that i am having Medical Insurance Policy since <draw:control text:anchor-type="as-char" svg:y="-0.367cm" draw:z-index="56" draw:style-name="gr1" draw:text-style-name="P12" svg:width="2.068cm" svg:height="0.507cm" draw:control="control57"/> without any break from <draw:control text:anchor-type="as-char" svg:y="-0.367cm" draw:z-index="57" draw:style-name="gr1" draw:text-style-name="P12" svg:width="1.823cm" svg:height="0.507cm" draw:control="control58"/>Insurance</text:p>
      <text:p text:style-name="P3">Company. My <text:s/>previous year Policy No <draw:control text:anchor-type="as-char" svg:y="-0.367cm" draw:z-index="58" draw:style-name="gr1" draw:text-style-name="P12" svg:width="2.214cm" svg:height="0.507cm" draw:control="control59"/>from period<draw:control text:anchor-type="as-char" svg:y="-0.367cm" draw:z-index="59" draw:style-name="gr1" draw:text-style-name="P12" svg:width="2.093cm" svg:height="0.507cm" draw:control="control60"/>to<draw:control text:anchor-type="as-char" svg:y="-0.367cm" draw:z-index="60" draw:style-name="gr1" draw:text-style-name="P12" svg:width="2.209cm" svg:height="0.507cm" draw:control="control61"/>issued by<draw:control text:anchor-type="as-char" svg:y="-0.367cm" draw:z-index="61" draw:style-name="gr1" draw:text-style-name="P12" svg:width="2.13cm" svg:height="0.507cm" draw:control="control62"/>office.</text:p>
      <text:p text:style-name="P3">Consent by the patient / insured / beneficiary:</text:p>
      <text:p text:style-name="P4">I/We have NO OBJECTION to STAR officials visiting hospitals/nursing home to verify details of treatement/obtain copies of necessary documents from the hospital/nursing home. I/We have provided the information to the best of my knowledge. I/we agree to pay cost of hospitalization, if authorization given by <text:s/>STAR HEALTH AND ALLIED INSURANCE COMPANY LIMITED becomes null and void due to wrong and incorrect information regarding the duration of ailments and past history.This content is also final discharge for hospitalization part of the claim where it has effected the payment. I reserve the right to submit pre and post hospitalization or other claims seperately as and when required and as per the policy terms and condtions</text:p>
      <text:p text:style-name="P4"/>
      <text:p text:style-name="P4"><text:tab/><text:tab/><text:tab/><text:tab/><text:tab/><text:tab/><draw:control text:anchor-type="as-char" svg:y="-0.34cm" draw:z-index="93" draw:style-name="gr1" draw:text-style-name="P13" svg:width="4.234cm" svg:height="0.406cm" draw:control="control93"/> <text:s text:c="35"/>Signature of the Patient / Rela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njaliOldLipi" svg:font-family="AnjaliOldLipi"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ragna P</meta:initial-creator>
    <meta:creation-date>2009-05-08T10:28:37</meta:creation-date>
    <dc:creator>Pragna P</dc:creator>
    <dc:date>2010-02-08T17:10:48</dc:date>
    <meta:editing-cycles>110</meta:editing-cycles>
    <meta:editing-duration>PT11H26M31S</meta:editing-duration>
    <meta:user-defined meta:name="Info 1"/>
    <meta:user-defined meta:name="Info 2"/>
    <meta:user-defined meta:name="Info 3"/>
    <meta:user-defined meta:name="Info 4"/>
    <meta:document-statistic meta:table-count="1" meta:image-count="1" meta:object-count="0" meta:page-count="1" meta:paragraph-count="99" meta:word-count="514" meta:character-count="3455"/>
  </office:meta>
</office:document-meta>
</file>